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20707c" officeooo:paragraph-rsid="0020707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officeooo:rsid="00218b47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span content.<text:span text:style-name="T1">Second span content.</text:span><text:span text:style-name="T2">Third span content.</text:span><text:span text:style-name="T5">Fourth span content.</text:span><text:span text:style-name="T4">Fifth span cont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7-03T03:50:14.354501225</meta:creation-date>
    <dc:date>2014-07-07T00:24:15.695896743</dc:date>
    <dc:creator>evan </dc:creator>
    <meta:editing-duration>P0D</meta:editing-duration>
    <meta:editing-cycles>6</meta:editing-cycles>
    <meta:generator>LibreOffice/4.2.3.3$Linux_X86_64 LibreOffice_project/420m0$Build-3</meta:generator>
    <meta:document-statistic meta:table-count="0" meta:image-count="0" meta:object-count="0" meta:page-count="1" meta:paragraph-count="1" meta:word-count="11" meta:character-count="97" meta:non-whitespace-character-count="87"/>
  </office:meta>
</office:document-meta>
</file>